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lain_20_Text">
      <style:paragraph-properties fo:margin-left="2.498cm" fo:margin-right="0cm" fo:text-indent="0cm" style:auto-text-indent="false"/>
      <style:text-properties officeooo:rsid="0001b20f" officeooo:paragraph-rsid="0001b20f"/>
    </style:style>
    <style:style style:name="P2" style:family="paragraph" style:parent-style-name="Standard">
      <style:text-properties officeooo:rsid="0001b20f" officeooo:paragraph-rsid="0001b20f"/>
    </style:style>
    <style:style style:name="P3" style:family="paragraph" style:parent-style-name="Standard">
      <style:text-properties style:font-name="Calibri Light" officeooo:rsid="0001b20f" officeooo:paragraph-rsid="0001b20f"/>
    </style:style>
    <style:style style:name="P4" style:family="paragraph" style:parent-style-name="Standard">
      <style:paragraph-properties fo:text-align="center" style:justify-single-word="false"/>
      <style:text-properties style:font-name="Calibri Light" fo:font-weight="bold" officeooo:rsid="0001b20f" officeooo:paragraph-rsid="0001b20f" style:font-weight-asian="bold" style:font-weight-complex="bold"/>
    </style:style>
    <style:style style:name="P5" style:family="paragraph" style:parent-style-name="Plain_20_Text">
      <style:paragraph-properties fo:margin-left="2.498cm" fo:margin-right="0cm" fo:text-indent="0cm" style:auto-text-indent="false" style:writing-mode="lr-tb"/>
      <style:text-properties style:font-name-asian="MS Mincho"/>
    </style:style>
    <style:style style:name="P6" style:family="paragraph" style:parent-style-name="Sin_20_espaciado">
      <style:paragraph-properties fo:margin-left="1.249cm" fo:margin-right="0cm" fo:text-indent="0cm" style:auto-text-indent="false" style:writing-mode="lr-tb">
        <style:tab-stops/>
      </style:paragraph-properties>
      <style:text-properties fo:color="#808080" loext:opacity="100%" style:font-name="Calibri Light" fo:font-size="11pt" fo:font-weight="normal" officeooo:rsid="000311b6" officeooo:paragraph-rsid="00068345" style:font-size-asian="11pt" style:font-weight-asian="normal" style:font-size-complex="11pt" style:font-weight-complex="normal"/>
    </style:style>
    <style:style style:name="P7" style:family="paragraph" style:parent-style-name="No_20_Spacing">
      <style:paragraph-properties fo:margin-left="0.635cm" fo:margin-right="0cm" fo:text-indent="0cm" style:auto-text-indent="false" style:writing-mode="lr-tb"/>
      <style:text-properties officeooo:rsid="0001b20f" officeooo:paragraph-rsid="0001b20f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font-weight="normal" style:font-weight-asian="normal" style:font-weight-complex="normal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01b20f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style:font-name="Calibri Light" fo:font-size="12pt" officeooo:rsid="0001b20f" officeooo:paragraph-rsid="000311b6" style:font-size-asian="12pt" style:font-size-complex="12pt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color="#808080" loext:opacity="100%" fo:font-size="11pt" officeooo:paragraph-rsid="0001b20f" style:font-size-asian="11pt" style:font-size-complex="11pt"/>
    </style:style>
    <style:style style:name="P13" style:family="paragraph" style:parent-style-name="No_20_Spacing">
      <style:paragraph-properties fo:margin-left="0cm" fo:margin-right="0cm" fo:text-indent="0cm" style:auto-text-indent="false" style:writing-mode="lr-tb"/>
      <style:text-properties fo:color="#808080" loext:opacity="100%" style:font-name="Calibri Light" fo:font-size="11pt" officeooo:rsid="0001b20f" officeooo:paragraph-rsid="000311b6" style:font-size-asian="11pt" style:font-size-complex="11pt"/>
    </style:style>
    <style:style style:name="P14" style:family="paragraph" style:parent-style-name="No_20_Spacing">
      <style:paragraph-properties fo:margin-left="1.249cm" fo:margin-right="0cm" fo:text-indent="0cm" style:auto-text-indent="false" style:writing-mode="lr-tb"/>
      <style:text-properties officeooo:paragraph-rsid="0001b20f"/>
    </style:style>
    <style:style style:name="P15" style:family="paragraph" style:parent-style-name="No_20_Spacing">
      <style:paragraph-properties fo:margin-left="1.249cm" fo:margin-right="0cm" fo:text-indent="0cm" style:auto-text-indent="false" style:writing-mode="lr-tb"/>
      <style:text-properties fo:color="#808080" loext:opacity="100%" fo:font-size="11pt" officeooo:paragraph-rsid="0001b20f" style:font-size-asian="11pt" style:font-size-complex="11pt"/>
    </style:style>
    <style:style style:name="P16" style:family="paragraph" style:parent-style-name="No_20_Spacing">
      <style:paragraph-properties fo:margin-left="1.249cm" fo:margin-right="0cm" fo:text-indent="0cm" style:auto-text-indent="false" style:writing-mode="lr-tb"/>
      <style:text-properties fo:color="#808080" loext:opacity="100%" fo:font-size="11pt" officeooo:rsid="0005060f" officeooo:paragraph-rsid="0005060f" style:font-size-asian="11pt" style:font-size-complex="11pt"/>
    </style:style>
    <style:style style:name="P17" style:family="paragraph" style:parent-style-name="No_20_Spacing">
      <style:paragraph-properties fo:margin-left="1.249cm" fo:margin-right="0cm" fo:text-indent="0cm" style:auto-text-indent="false" style:writing-mode="lr-tb"/>
      <style:text-properties fo:color="#808080" loext:opacity="100%" style:font-name="Calibri Light" fo:font-size="11pt" officeooo:rsid="000311b6" officeooo:paragraph-rsid="0001b20f" style:font-size-asian="11pt" style:font-size-complex="11pt"/>
    </style:style>
    <style:style style:name="P18" style:family="paragraph" style:parent-style-name="No_20_Spacing">
      <style:paragraph-properties fo:margin-left="1.249cm" fo:margin-right="0cm" fo:text-indent="0cm" style:auto-text-indent="false" style:writing-mode="lr-tb"/>
      <style:text-properties officeooo:rsid="0005060f" officeooo:paragraph-rsid="0005060f"/>
    </style:style>
    <style:style style:name="P19" style:family="paragraph" style:parent-style-name="No_20_Spacing">
      <style:paragraph-properties fo:margin-left="1.249cm" fo:margin-right="0cm" fo:text-indent="0cm" style:auto-text-indent="false" style:writing-mode="lr-tb"/>
      <style:text-properties style:font-name="Calibri Light" fo:font-size="12pt" officeooo:rsid="000311b6" officeooo:paragraph-rsid="0001b20f" style:font-size-asian="12pt" style:font-size-complex="12pt"/>
    </style:style>
    <style:style style:name="P20" style:family="paragraph" style:parent-style-name="No_20_Spacing">
      <style:paragraph-properties fo:margin-left="1.249cm" fo:margin-right="0cm" fo:text-indent="0cm" style:auto-text-indent="false" style:writing-mode="lr-tb"/>
      <style:text-properties style:font-name="Calibri Light" fo:font-size="11pt" officeooo:rsid="000311b6" officeooo:paragraph-rsid="0001b20f" style:font-size-asian="11pt" style:font-size-complex="11pt"/>
    </style:style>
    <style:style style:name="P21" style:family="paragraph" style:parent-style-name="No_20_Spacing">
      <style:paragraph-properties fo:margin-left="1.249cm" fo:margin-right="0cm" fo:text-indent="0cm" style:auto-text-indent="false" style:writing-mode="lr-tb"/>
      <style:text-properties style:font-name="Calibri Light" fo:font-size="12pt" officeooo:rsid="0001b20f" officeooo:paragraph-rsid="0001b20f" style:font-size-asian="12pt" style:font-size-complex="12pt"/>
    </style:style>
    <style:style style:name="P22" style:family="paragraph" style:parent-style-name="Standard">
      <style:paragraph-properties fo:margin-left="2.498cm" fo:margin-right="0cm" fo:line-height="115%" fo:text-indent="0cm" style:auto-text-indent="false" style:writing-mode="lr-tb"/>
      <style:text-properties style:font-name="Courier New" fo:font-size="10pt" style:font-name-asian="MS Mincho" style:font-size-asian="10pt" style:font-name-complex="Courier New1"/>
    </style:style>
    <style:style style:name="P23" style:family="paragraph" style:parent-style-name="Standard">
      <style:paragraph-properties fo:margin-left="0.635cm" fo:margin-right="0cm" fo:line-height="115%" fo:text-indent="0cm" style:auto-text-indent="false" style:writing-mode="lr-tb"/>
      <style:text-properties style:font-name="Courier New" fo:font-size="10pt" style:font-name-asian="MS Mincho" style:font-size-asian="10pt" style:font-name-complex="Courier New1"/>
    </style:style>
    <style:style style:name="P24" style:family="paragraph" style:parent-style-name="Standard">
      <style:paragraph-properties fo:margin-left="0.635cm" fo:margin-right="0cm" fo:line-height="115%" fo:text-indent="0cm" style:auto-text-indent="false" style:writing-mode="lr-tb"/>
      <style:text-properties style:font-name="Calibri Light" fo:font-size="12pt" officeooo:rsid="0001b20f" officeooo:paragraph-rsid="0001b20f" style:font-name-asian="MS Mincho" style:font-size-asian="12pt" style:font-name-complex="Courier New1" style:font-size-complex="12pt"/>
    </style:style>
    <style:style style:name="P25" style:family="paragraph" style:parent-style-name="Standard">
      <style:paragraph-properties fo:margin-left="0.635cm" fo:margin-right="0cm" fo:line-height="115%" fo:text-indent="0cm" style:auto-text-indent="false" style:writing-mode="lr-tb"/>
      <style:text-properties style:font-name="Calibri Light" fo:font-size="12pt" officeooo:paragraph-rsid="0005060f" style:font-size-asian="12pt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ourier New" fo:font-size="10pt" officeooo:paragraph-rsid="000335a5" style:font-name-asian="MS Mincho" style:font-size-asian="10pt" style:font-name-complex="Courier New1"/>
    </style:style>
    <style:style style:name="P27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ourier New" fo:font-size="10pt" officeooo:rsid="000335a5" officeooo:paragraph-rsid="000335a5" style:font-name-asian="MS Mincho" style:font-size-asian="10pt" style:font-name-complex="Courier New1"/>
    </style:style>
    <style:style style:name="P28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808080" loext:opacity="100%" style:font-name="Calibri Light" fo:font-size="11pt" style:font-name-asian="MS Mincho" style:font-size-asian="11pt" style:font-name-complex="Courier New1" style:font-size-complex="11pt"/>
    </style:style>
    <style:style style:name="P29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808080" loext:opacity="100%" style:font-name="Calibri Light" fo:font-size="11pt" officeooo:paragraph-rsid="000335a5" style:font-name-asian="MS Mincho" style:font-size-asian="11pt" style:font-name-complex="Courier New1" style:font-size-complex="11pt"/>
    </style:style>
    <style:style style:name="P30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808080" loext:opacity="100%" style:font-name="Calibri Light" fo:font-size="11pt" officeooo:paragraph-rsid="0005060f" style:font-name-asian="MS Mincho" style:font-size-asian="11pt" style:font-name-complex="Courier New1" style:font-size-complex="11pt"/>
    </style:style>
    <style:style style:name="P31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808080" loext:opacity="100%" style:font-name="Calibri Light" fo:font-size="11pt" officeooo:rsid="000335a5" officeooo:paragraph-rsid="000335a5" style:font-name-asian="MS Mincho" style:font-size-asian="11pt" style:font-name-complex="Courier New1" style:font-size-complex="11pt"/>
    </style:style>
    <style:style style:name="P32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808080" loext:opacity="100%" style:font-name="Calibri Light" fo:font-size="11pt" fo:font-weight="normal" officeooo:paragraph-rsid="0005060f" style:font-name-asian="MS Mincho" style:font-size-asian="11pt" style:font-weight-asian="normal" style:font-name-complex="Courier New1" style:font-size-complex="11pt" style:font-weight-complex="normal"/>
    </style:style>
    <style:style style:name="P3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libri Light" fo:font-size="12pt" officeooo:rsid="0001b20f" officeooo:paragraph-rsid="0001b20f" style:font-size-asian="12pt" style:font-size-complex="12pt"/>
    </style:style>
    <style:style style:name="P34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005060f"/>
    </style:style>
    <style:style style:name="T1" style:family="text">
      <style:text-properties style:font-name-asian="MS Mincho"/>
    </style:style>
    <style:style style:name="T2" style:family="text">
      <style:text-properties style:font-name-asian="MS Mincho" style:font-name-complex="Courier New1"/>
    </style:style>
    <style:style style:name="T3" style:family="text">
      <style:text-properties officeooo:rsid="0001b20f" style:font-name-asian="MS Mincho" style:font-name-complex="Courier New1"/>
    </style:style>
    <style:style style:name="T4" style:family="text">
      <style:text-properties officeooo:rsid="000311b6" style:font-name-asian="MS Mincho" style:font-name-complex="Courier New1"/>
    </style:style>
    <style:style style:name="T5" style:family="text">
      <style:text-properties style:font-name="Courier New" fo:font-size="10pt" style:font-name-asian="MS Mincho" style:font-size-asian="10pt" style:language-asian="es" style:country-asian="ES" style:font-name-complex="Courier New1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MS Mincho" style:font-weight-asian="bold" style:font-name-complex="Courier New1" style:font-weight-complex="bold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language="es" fo:country="ES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10" style:family="text">
      <style:text-properties style:font-name="Calibri Light" fo:font-size="12pt" fo:language="es" fo:country="ES" officeooo:rsid="0001b20f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11" style:family="text">
      <style:text-properties style:font-name="Calibri Light" fo:font-size="12pt" fo:language="es" fo:country="ES" officeooo:rsid="000311b6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12" style:family="text">
      <style:text-properties style:font-name="Calibri Light" fo:font-size="12pt" fo:language="es" fo:country="ES" officeooo:rsid="0005060f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13" style:family="text">
      <style:text-properties style:font-name="Calibri Light" fo:font-size="12pt" style:font-size-asian="12pt" style:font-size-complex="12pt"/>
    </style:style>
    <style:style style:name="T14" style:family="text">
      <style:text-properties style:font-name="Calibri Light" fo:font-size="12pt" officeooo:rsid="0001b20f" style:font-size-asian="12pt" style:font-size-complex="12pt"/>
    </style:style>
    <style:style style:name="T15" style:family="text">
      <style:text-properties style:font-name="Calibri Light" fo:font-size="12pt" officeooo:rsid="000311b6" style:font-size-asian="12pt" style:font-size-complex="12pt"/>
    </style:style>
    <style:style style:name="T16" style:family="text">
      <style:text-properties style:font-name="Calibri Light" fo:font-size="12pt" officeooo:rsid="0005060f" style:font-size-asian="12pt" style:font-size-complex="12pt"/>
    </style:style>
    <style:style style:name="T17" style:family="text">
      <style:text-properties style:font-name="Calibri Light" fo:font-size="12pt" fo:font-weight="bold" officeooo:rsid="0001b20f" style:font-size-asian="12pt" style:font-weight-asian="bold" style:font-size-complex="12pt" style:font-weight-complex="bold"/>
    </style:style>
    <style:style style:name="T18" style:family="text">
      <style:text-properties style:font-name="Calibri Light" officeooo:rsid="0005060f"/>
    </style:style>
    <style:style style:name="T19" style:family="text">
      <style:text-properties style:font-name="Calibri Light" fo:language="es" fo:country="ES" style:font-name-asian="Calibri2" style:language-asian="en" style:country-asian="US" style:font-name-complex="Calibri2" style:language-complex="ar" style:country-complex="SA"/>
    </style:style>
    <style:style style:name="T20" style:family="text">
      <style:text-properties style:font-name="Calibri Light" fo:language="es" fo:country="ES" officeooo:rsid="000311b6" style:font-name-asian="Calibri2" style:language-asian="en" style:country-asian="US" style:font-name-complex="Calibri2" style:language-complex="ar" style:country-complex="SA"/>
    </style:style>
    <style:style style:name="T21" style:family="text">
      <style:text-properties style:font-name="Calibri Light" fo:language="es" fo:country="ES" officeooo:rsid="0005060f" style:font-name-asian="Calibri2" style:language-asian="en" style:country-asian="US" style:font-name-complex="Calibri2" style:language-complex="ar" style:country-complex="SA"/>
    </style:style>
    <style:style style:name="T22" style:family="text">
      <style:text-properties style:font-name="Calibri Light" officeooo:rsid="0001b20f"/>
    </style:style>
    <style:style style:name="T23" style:family="text">
      <style:text-properties style:font-name="Calibri Light" officeooo:rsid="000311b6"/>
    </style:style>
    <style:style style:name="T24" style:family="text">
      <style:text-properties officeooo:rsid="000335a5"/>
    </style:style>
    <style:style style:name="T25" style:family="text">
      <style:text-properties fo:color="#808080" loext:opacity="100%" style:font-name="Calibri Light" fo:font-size="11pt" style:font-name-asian="MS Mincho" style:font-size-asian="11pt" style:font-name-complex="Courier New1" style:font-size-complex="11pt"/>
    </style:style>
    <style:style style:name="T26" style:family="text">
      <style:text-properties fo:color="#808080" loext:opacity="100%" fo:font-size="11pt" officeooo:rsid="0005060f" style:font-size-asian="11pt" style:font-size-complex="11pt"/>
    </style:style>
    <style:style style:name="T27" style:family="text">
      <style:text-properties fo:color="#808080" loext:opacity="100%" fo:font-size="11pt" officeooo:rsid="00068345" style:font-size-asian="11pt" style:font-size-complex="11pt"/>
    </style:style>
    <style:style style:name="T28" style:family="text">
      <style:text-properties fo:color="#808080" loext:opacity="100%" officeooo:rsid="0005060f"/>
    </style:style>
    <style:style style:name="T29" style:family="text">
      <style:text-properties fo:color="#808080" loext:opacity="100%" officeooo:rsid="00068345"/>
    </style:style>
    <style:style style:name="T30" style:family="text">
      <style:text-properties officeooo:rsid="0005060f"/>
    </style:style>
    <style:style style:name="T31" style:family="text">
      <style:text-properties officeooo:rsid="000683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básicos POWERSHELL</text:p>
      <text:p text:style-name="P3"/>
      <text:p text:style-name="P3"><text:span text:style-name="T6">Ejercicio 1.- </text:span>Crea la siguiente estructura de carpetas.</text:p>
      <text:p text:style-name="P2"/>
      <text:p text:style-name="P1"><text:span text:style-name="T1">c:\</text:span><text:span text:style-name="T5">Documentos</text:span></text:p>
      <text:p text:style-name="P5">├───ADAIG</text:p>
      <text:p text:style-name="P5">│ <text:s text:c="2"/>├───ANALISIS</text:p>
      <text:p text:style-name="P5">│ <text:s text:c="2"/>│ <text:s text:c="2"/>├───DFD</text:p>
      <text:p text:style-name="P5">│ <text:s text:c="2"/>│ <text:s text:c="2"/>├───DER</text:p>
      <text:p text:style-name="P5">│ <text:s text:c="2"/>│ <text:s text:c="2"/>└───DTE</text:p>
      <text:p text:style-name="P5">│ <text:s text:c="2"/>├───DISEÑO</text:p>
      <text:p text:style-name="P5">│ <text:s text:c="2"/>├───CODIGO</text:p>
      <text:p text:style-name="P5">│ <text:s text:c="2"/>└───PRUEBAS</text:p>
      <text:p text:style-name="P5">├───PLE</text:p>
      <text:p text:style-name="P5">│ <text:s text:c="2"/>├───C</text:p>
      <text:p text:style-name="P5">│ <text:s text:c="2"/>└───C++</text:p>
      <text:p text:style-name="P5">└───SIMR</text:p>
      <text:p text:style-name="P5"><text:s text:c="4"/>├───HARDWARE</text:p>
      <text:p text:style-name="P5"><text:s text:c="4"/>└───MSDOS</text:p>
      <text:p text:style-name="P5"><text:s text:c="8"/>├───COMANDOS</text:p>
      <text:p text:style-name="P22"><text:s text:c="8"/>└───BATH</text:p>
      <text:p text:style-name="P22"/>
      <text:p text:style-name="P28">set-location -path C:\Users\Profesor\Downloads</text:p>
      <text:p text:style-name="P28"/>
      <text:p text:style-name="P28">new-item -itemtype directory -name BASICOS</text:p>
      <text:p text:style-name="P28"/>
      <text:p text:style-name="P29">set-location BASICOS</text:p>
      <text:p text:style-name="P29"/>
      <text:p text:style-name="P29">new-item -itemtype directory -name ADAIG</text:p>
      <text:p text:style-name="P29"/>
      <text:p text:style-name="P29">new-item -itemtype directory -name <text:span text:style-name="T24">PLE</text:span></text:p>
      <text:p text:style-name="P29"/>
      <text:p text:style-name="P29">new-item -itemtype directory -name <text:span text:style-name="T24">SIMR</text:span></text:p>
      <text:p text:style-name="P29"/>
      <text:p text:style-name="P29">set-location <text:span text:style-name="T24">ADAIG</text:span></text:p>
      <text:p text:style-name="P29"/>
      <text:p text:style-name="P29">new-item -itemtype directory -name <text:span text:style-name="T24">ANALISIS</text:span> | new-item -itemtype directory -name <text:span text:style-name="T24">DISEÑOS | <text:s/>new-item -itemtype directory -name CODIGO | <text:s/>new-item -itemtype directory -name PRUEBAS</text:span></text:p>
      <text:p text:style-name="P29"/>
      <text:p text:style-name="P31">..</text:p>
      <text:p text:style-name="P27"/>
      <text:p text:style-name="P26"/>
      <text:p text:style-name="P26"/>
      <text:p text:style-name="P23"/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oft-page-break/><text:span text:style-name="T7">Ejercicio 2.- </text:span><text:span text:style-name="T2">Realiza las siguientes acciones sin mover tu posición (a no ser que el ejercicio lo pida).</text:span></text:p>
      <text:p text:style-name="P24"/>
      <text:p text:style-name="P25"><text:span text:style-name="T3"><text:tab/>- Posici</text:span><text:span text:style-name="T4">ó</text:span><text:span text:style-name="T3">nate en el</text:span><text:span text:style-name="T2"> directorio </text:span>MSDOS con una sola orden</text:p>
      <text:p text:style-name="P25"/>
      <text:p text:style-name="P25"><text:span text:style-name="T25"><text:tab/>set-location -path C:\Users\Profesor\Downloads</text:span></text:p>
      <text:p text:style-name="P25"><text:s/></text:p>
      <text:p text:style-name="P8"><text:span text:style-name="T10"><text:tab/>- Posici</text:span><text:span text:style-name="T11">ó</text:span><text:span text:style-name="T10">nate en el </text:span><text:span text:style-name="T13">directorio PRUEBAS con una sola orden</text:span></text:p>
      <text:p text:style-name="P8"><text:span text:style-name="T13"/></text:p>
      <text:p text:style-name="P30"><text:span text:style-name="T8"><text:tab/>set-location -path C:\Users\Profesor\Downloads</text:span><text:span text:style-name="T18">\BASICOS\ADAIG\PRUEBAS</text:span></text:p>
      <text:p text:style-name="P34"><text:span text:style-name="T13"/></text:p>
      <text:p text:style-name="P8"><text:span text:style-name="T10"><text:tab/>- Posici</text:span><text:span text:style-name="T11">ó</text:span><text:span text:style-name="T10">nate en el</text:span><text:span text:style-name="T13"> directorio padre </text:span><text:span text:style-name="T14">con una sola orden</text:span><text:span text:style-name="T13"> </text:span><text:span text:style-name="T17">sin utilizar la ruta absoluta</text:span></text:p>
      <text:p text:style-name="P8"><text:span text:style-name="T17"/></text:p>
      <text:p text:style-name="P32"><text:span text:style-name="T14"><text:tab/></text:span><text:span text:style-name="T22">set-location ..</text:span></text:p>
      <text:p text:style-name="P8"><text:span text:style-name="T17"/></text:p>
      <text:p text:style-name="P9"><text:span text:style-name="T14"><text:tab/>- </text:span><text:span text:style-name="T15">Posiciónate en el directorio raiz con una sola orden</text:span></text:p>
      <text:p text:style-name="P9"><text:span text:style-name="T15"/></text:p>
      <text:p text:style-name="P32"><text:span text:style-name="T15"><text:tab/></text:span><text:span text:style-name="T23">set-location -path C:\Users\Profesor\Downloads</text:span><text:span text:style-name="T18">\BASICOS</text:span></text:p>
      <text:p text:style-name="P32"><text:span text:style-name="T16"/></text:p>
      <text:p text:style-name="P10"><text:span text:style-name="T14"><text:tab/>- Crea un fichero </text:span><text:span text:style-name="T11">shell</text:span><text:span text:style-name="T14">.txt </text:span><text:span text:style-name="T11">sin contenido</text:span><text:span text:style-name="T14"> en el directorio </text:span><text:span text:style-name="T11">CODIGO</text:span></text:p>
      <text:p text:style-name="P10"><text:span text:style-name="T11"/></text:p>
      <text:p text:style-name="P12"><text:span text:style-name="T20"><text:tab/>new-item -name shell.txt -path C:\Users\Profesor\Downloads\BASICOS\ADAIG</text:span><text:span text:style-name="T21">\CODIGO </text:span><text:span text:style-name="T20"><text:s/>-itemtype file</text:span></text:p>
      <text:p text:style-name="P10"><text:span text:style-name="T11"/></text:p>
      <text:p text:style-name="P11"><text:tab/>- Crea un fichero power.txt que contenga la palabra “hola mundo” en el directorio BATH</text:p>
      <text:p text:style-name="P11"/>
      <text:p text:style-name="P13"><text:tab/>new-item -name shell.txt -path C:\Users\Profesor\Downloads\BASICOS\<text:span text:style-name="T30">SIMR\MSDOS\BATH</text:span> -itemtype file -<text:tab/><text:span text:style-name="T30">value “hola mundo”</text:span></text:p>
      <text:p text:style-name="P11"/>
      <text:p text:style-name="P14"><text:span text:style-name="T14">- </text:span><text:span text:style-name="T11">Mueve</text:span><text:span text:style-name="T14"> el fichero power.txt del directorio BATH al directorio PRUEBAS</text:span></text:p>
      <text:p text:style-name="P14"><text:span text:style-name="T14"/></text:p>
      <text:p text:style-name="P15"><text:span text:style-name="T22">move-item C:\Users\Profesor\Downloads\BASICOS\</text:span><text:span text:style-name="T21">SIMR\BATH</text:span><text:span text:style-name="T22">\</text:span><text:span text:style-name="T21">power.txt</text:span><text:span text:style-name="T22"> -destination C:\Users\Profesor\Downloads\BASICOS</text:span><text:span text:style-name="T18">\ADAIG\PRUEBAS</text:span></text:p>
      <text:p text:style-name="P14"><text:span text:style-name="T14"/></text:p>
      <text:p text:style-name="P14"><text:span text:style-name="T14">- </text:span><text:span text:style-name="T15">Muestra el contenido de la carpeta PRUEBAS mediante la ruta absoluta</text:span></text:p>
      <text:p text:style-name="P14"><text:span text:style-name="T15"/></text:p>
      <text:p text:style-name="P16"><text:span text:style-name="T23">g</text:span><text:span text:style-name="T8">et-childitem <text:s/>C:\Users\Profesor\Downloads\BASICOS\ADAIG\</text:span><text:span text:style-name="T19">PRUEBAS</text:span></text:p>
      <text:p text:style-name="P18"><text:span text:style-name="T9"/></text:p>
      <text:p text:style-name="P19">- Muestra el contenido de la carpeta PRUEBA mediante una variable que contenga la ruta</text:p>
      <text:p text:style-name="P19"/>
      <text:p text:style-name="P17">$path="C:\Users\Profesor\Downloads\BASICOS"</text:p>
      <text:p text:style-name="P17">get-childitem $path</text:p>
      <text:p text:style-name="P20"/>
      <text:p text:style-name="P19">- Modifica el nombre del fichero power.txt a ps.txt</text:p>
      <text:p text:style-name="P19"/>
      <text:p text:style-name="P17">rename-item ADAIG -newname ADAIG1</text:p>
      <text:p text:style-name="P19"/>
      <text:p text:style-name="P19">- Mueve el directorio MSDOS y todo su contenido al directorio PRUEBAS</text:p>
      <text:p text:style-name="P19"/>
      <text:p text:style-name="P6">Move-Item -Path <text:span text:style-name="T30">C:\Users\Profesor\Downloads</text:span><text:span text:style-name="T31">\BASICOS</text:span>\SIMR\MSDOS <text:span text:style-name="T30">C:\Users\Profesor\Downloads</text:span><text:span text:style-name="T31">\BASICOS</text:span>\ADAIG<text:span text:style-name="T31">1</text:span>\PRUEBAS</text:p>
      <text:p text:style-name="P2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s" fo:country="ES" style:font-name-asian="Calibri2" style:font-family-asian="Calibri" style:font-family-generic-asian="system" style:font-pitch-asian="variable" style:font-size-asian="10pt" style:language-asian="es" style:country-asian="ES" style:font-name-complex="Calibri2" style:font-family-complex="Calibri" style:font-family-generic-complex="system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Courier New" fo:font-family="'Courier New'" style:font-family-generic="roman" style:font-pitch="variable" fo:font-size="10pt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Sin_20_espaciado" style:display-name="Sin espaciado" style:family="paragraph">
      <style:paragraph-properties fo:hyphenation-ladder-count="no-limit" style:vertical-align="auto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 fo:hyphenate="false" loext:hyphenation-no-caps="false"/>
    </style:style>
    <style:style style:name="Default_20_Paragraph_20_Font" style:display-name="Default Paragraph Font" style:family="text"/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09:07:17.311000000</meta:creation-date>
    <dc:date>2022-04-19T08:54:03.235000000</dc:date>
    <meta:editing-duration>PT16M16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53" meta:word-count="285" meta:character-count="2395" meta:non-whitespace-character-count="2097"/>
  </office:meta>
</office:document-meta>
</file>